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01fb"/>
    </style:style>
    <style:style style:name="P2" style:family="paragraph" style:parent-style-name="Text_20_body">
      <style:text-properties officeooo:paragraph-rsid="00113c24"/>
    </style:style>
    <style:style style:name="P3" style:family="paragraph" style:parent-style-name="Text_20_body">
      <style:text-properties officeooo:paragraph-rsid="00166c4a"/>
    </style:style>
    <style:style style:name="P4" style:family="paragraph" style:parent-style-name="Heading_20_3">
      <style:text-properties officeooo:rsid="000e01fb" officeooo:paragraph-rsid="000e01fb"/>
    </style:style>
    <style:style style:name="P5" style:family="paragraph" style:parent-style-name="Heading_20_3">
      <style:text-properties officeooo:rsid="00113c24" officeooo:paragraph-rsid="00113c24"/>
    </style:style>
    <style:style style:name="P6" style:family="paragraph" style:parent-style-name="Heading_20_3">
      <style:text-properties officeooo:rsid="00166c4a" officeooo:paragraph-rsid="00166c4a"/>
    </style:style>
    <style:style style:name="P7" style:family="paragraph" style:parent-style-name="Header">
      <style:text-properties officeooo:rsid="000d04c8" officeooo:paragraph-rsid="000d04c8"/>
    </style:style>
    <style:style style:name="P8" style:family="paragraph" style:parent-style-name="Title">
      <style:text-properties officeooo:rsid="000e01fb" officeooo:paragraph-rsid="000e01fb"/>
    </style:style>
    <style:style style:name="T1" style:family="text">
      <style:text-properties officeooo:rsid="000e01fb"/>
    </style:style>
    <style:style style:name="T2" style:family="text">
      <style:text-properties officeooo:rsid="000f65a6"/>
    </style:style>
    <style:style style:name="T3" style:family="text">
      <style:text-properties officeooo:rsid="00113c24"/>
    </style:style>
    <style:style style:name="T4" style:family="text">
      <style:text-properties officeooo:rsid="0012536f"/>
    </style:style>
    <style:style style:name="T5" style:family="text">
      <style:text-properties officeooo:rsid="00166c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Zeitplanung</text:p>
      <text:h text:style-name="Heading_20_3" text:outline-level="3">01.10.18 – 19.10.18</text:h>
      <text:p text:style-name="P1"><text:tab/><text:span text:style-name="T1">Anwendungsfälle + GUI-Prototyp</text:span></text:p>
      <text:h text:style-name="P4" text:outline-level="3">20.10.18 – 26.10.18</text:h>
      <text:p text:style-name="P1"><text:tab/><text:span text:style-name="T2">Zeitplanung</text:span></text:p>
      <text:h text:style-name="P5" text:outline-level="3">27.10.18 – 09.11.18</text:h>
      <text:p text:style-name="P2"><text:tab/><text:span text:style-name="T3">Design und Grafiken</text:span></text:p>
      <text:h text:style-name="P5" text:outline-level="3">11.11.18 – <text:span text:style-name="T5">07</text:span>.1<text:span text:style-name="T5">2</text:span>.18</text:h>
      <text:p text:style-name="P2"><text:tab/><text:span text:style-name="T4">Implementierung der Spiellogik</text:span></text:p>
      <text:h text:style-name="P6" text:outline-level="3">08.12.18 – 17.12.18</text:h>
      <text:p text:style-name="P3"><text:tab/><text:span text:style-name="T5">Tests und Feinschlif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04c8" officeooo:paragraph-rsid="000d04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nnes Hachmer – Gruppe 8 – 1476062<text:tab/><text:tab/>PP-darkIT, WS18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4:56:22.856000000</meta:creation-date>
    <dc:date>2018-10-24T18:54:34.057000000</dc:date>
    <meta:editing-duration>PT1H8M14S</meta:editing-duration>
    <meta:editing-cycles>4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31" meta:character-count="277" meta:non-whitespace-character-count="245"/>
  </office:meta>
</office:document-meta>
</file>